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OpenSymbol" svg:font-family="OpenSymbo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OpenSymbol1" svg:font-family="OpenSymbol"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style:text-position="0% 100%" fo:font-size="12pt" fo:font-weight="normal" officeooo:rsid="000c1cf7" officeooo:paragraph-rsid="000c1cf7" style:font-size-asian="12pt" style:font-weight-asian="normal" style:font-size-complex="12pt" style:font-weight-complex="normal"/>
    </style:style>
    <style:style style:name="P4" style:family="paragraph" style:parent-style-name="Standard">
      <style:text-properties officeooo:rsid="000d7f19" officeooo:paragraph-rsid="000d7f19"/>
    </style:style>
    <style:style style:name="P5" style:family="paragraph" style:parent-style-name="Standard">
      <style:text-properties officeooo:rsid="000db74f" officeooo:paragraph-rsid="000db74f"/>
    </style:style>
    <style:style style:name="P6" style:family="paragraph" style:parent-style-name="Standard">
      <style:text-properties officeooo:rsid="000ed721" officeooo:paragraph-rsid="000ed721"/>
    </style:style>
    <style:style style:name="P7" style:family="paragraph" style:parent-style-name="Standard">
      <style:text-properties fo:font-size="12pt" fo:font-weight="normal" style:font-size-asian="12pt" style:font-weight-asian="normal" style:font-size-complex="12pt" style:font-weight-complex="normal"/>
    </style:style>
    <style:style style:name="P8" style:family="paragraph" style:parent-style-name="Standard">
      <style:text-properties fo:font-size="12pt" fo:font-weight="normal" officeooo:paragraph-rsid="001066d4" style:font-size-asian="12pt" style:font-weight-asian="normal" style:font-size-complex="12pt" style:font-weight-complex="normal"/>
    </style:style>
    <style:style style:name="P9" style:family="paragraph" style:parent-style-name="Standard">
      <style:text-properties fo:font-size="12pt" fo:font-weight="normal" officeooo:rsid="0016a6da" officeooo:paragraph-rsid="0016a6da" style:font-size-asian="12pt" style:font-weight-asian="normal" style:font-size-complex="12pt" style:font-weight-complex="normal"/>
    </style:style>
    <style:style style:name="P10" style:family="paragraph" style:parent-style-name="Standard">
      <style:text-properties officeooo:paragraph-rsid="000c1cf7"/>
    </style:style>
    <style:style style:name="P11" style:family="paragraph" style:parent-style-name="Standard">
      <style:text-properties fo:font-weight="bold" officeooo:rsid="00103d67" officeooo:paragraph-rsid="00103d67" style:font-weight-asian="bold" style:font-weight-complex="bold"/>
    </style:style>
    <style:style style:name="P12" style:family="paragraph" style:parent-style-name="Standard">
      <style:text-properties officeooo:rsid="001066d4" officeooo:paragraph-rsid="001066d4"/>
    </style:style>
    <style:style style:name="P13" style:family="paragraph" style:parent-style-name="Standard">
      <style:text-properties officeooo:paragraph-rsid="00117361"/>
    </style:style>
    <style:style style:name="P14" style:family="paragraph" style:parent-style-name="Standard">
      <style:text-properties officeooo:rsid="001239b3" officeooo:paragraph-rsid="001239b3"/>
    </style:style>
    <style:style style:name="P15" style:family="paragraph" style:parent-style-name="Standard">
      <style:text-properties officeooo:rsid="000c1cf7" officeooo:paragraph-rsid="001239b3"/>
    </style:style>
    <style:style style:name="P16" style:family="paragraph" style:parent-style-name="Standard">
      <style:text-properties officeooo:paragraph-rsid="001239b3"/>
    </style:style>
    <style:style style:name="P17" style:family="paragraph" style:parent-style-name="Standard">
      <style:text-properties officeooo:rsid="00133ff3" officeooo:paragraph-rsid="00133ff3"/>
    </style:style>
    <style:style style:name="P18" style:family="paragraph" style:parent-style-name="Standard">
      <style:text-properties officeooo:paragraph-rsid="00133ff3"/>
    </style:style>
    <style:style style:name="P19" style:family="paragraph" style:parent-style-name="Standard">
      <style:text-properties officeooo:rsid="000ed721" officeooo:paragraph-rsid="000ed721"/>
    </style:style>
    <style:style style:name="P20" style:family="paragraph" style:parent-style-name="Standard">
      <style:text-properties style:text-position="0% 100%" fo:font-size="12pt" fo:font-weight="normal" officeooo:rsid="000c1cf7" officeooo:paragraph-rsid="000c1cf7" style:font-size-asian="12pt" style:font-weight-asian="normal" style:font-size-complex="12pt" style:font-weight-complex="normal"/>
    </style:style>
    <style:style style:name="P21" style:family="paragraph" style:parent-style-name="Standard">
      <style:text-properties style:text-position="0% 100%" fo:font-size="12pt" fo:font-weight="normal" officeooo:rsid="0016a6da" officeooo:paragraph-rsid="0016a6da" style:font-size-asian="12pt" style:font-weight-asian="normal" style:font-size-complex="12pt" style:font-weight-complex="normal"/>
    </style:style>
    <style:style style:name="T1" style:family="text">
      <style:text-properties fo:font-size="12pt" fo:font-weight="normal" style:font-size-asian="12pt" style:font-weight-asian="normal" style:font-size-complex="12pt" style:font-weight-complex="normal"/>
    </style:style>
    <style:style style:name="T2" style:family="text">
      <style:text-properties style:text-position="super 58%"/>
    </style:style>
    <style:style style:name="T3" style:family="text">
      <style:text-properties officeooo:rsid="00117361"/>
    </style:style>
    <style:style style:name="T4" style:family="text">
      <style:text-properties officeooo:rsid="001239b3"/>
    </style:style>
    <style:style style:name="T5" style:family="text">
      <style:text-properties officeooo:rsid="00133ff3"/>
    </style:style>
    <style:style style:name="T6" style:family="text">
      <style:text-properties officeooo:rsid="000c1cf7"/>
    </style:style>
    <style:style style:name="T7" style:family="text">
      <style:text-properties officeooo:rsid="0016a6d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hese are rough drafts scenes and guidelines setup for insertion into the book.</text:p>
      <text:p text:style-name="P2"/>
      <text:p text:style-name="P2"/>
      <text:p text:style-name="P8"/>
      <text:p text:style-name="P2"/>
      <text:p text:style-name="P2"/>
      <text:p text:style-name="P1"><text:tab/>\chapter{A rose among the thorns}</text:p>
      <text:p text:style-name="P1"><text:tab/>\input {Susan-ch11.tex}</text:p>
      <text:p text:style-name="Standard"/>
      <text:p text:style-name="Standard"/>
      <text:p text:style-name="P12">scene <text:span text:style-name="T3">1</text:span></text:p>
      <text:p text:style-name="P13"><text:s/>Soon after <text:span text:style-name="T3">rose </text:span>emerges a la lash style. <text:s/>When Rose first manifests she is red court through and through resentful susan was not devoured by her she is the rightful great mother. battle. Peter asks are you alright? Oh yes, just constipation. Need to change my diet after I work things out. Confrontation attack both wounded Susan binds vampire wounds. Let there be peace. The vampire war is over vampire susan why are we still fighting when we have the greatest responsibility of all? Ponder this in that black heart of yours. And heal and be well beloved vampire. I'll wait. We have all eternity. In the end all we will have to depend on is each other. we may not be one but as two wholes we are in union. It is my choice to do so and I choose to love you with all my heart and soul, to bring good things to you like I wish for my children and hope one day you feel the same. You made an excellent choice of mate. I feel that preditor hunger when i enter him. Lies hes nothing but sweet. And pleased by the taking of his prey. You will soon see what abides in him in the choices he makes in my spirit. I dont make choices for him human. You will know in time for a human mate he is right for both of us. In that i agree. Steve's family sees torn shirt and bleeding neck wound and sounds the alarm the devil has come to georgia.</text:p>
      <text:p text:style-name="Standard"/>
      <text:p text:style-name="P14">Scene 5</text:p>
      <text:p text:style-name="Standard">Susan asks eury to help her get a detailed explanation of what their followers do. Wants to start following the path. Eury teaches her about left hand path. </text:p>
      <text:p text:style-name="Standard"/>
      <text:p text:style-name="P15"><text:span text:style-name="T4">Scene</text:span> <text:span text:style-name="T4">6</text:span></text:p>
      <text:p text:style-name="P16">Meets david, the black court born concubine</text:p>
      <text:p text:style-name="Standard"/>
      <text:p text:style-name="P14">Scene 7</text:p>
      <text:p text:style-name="Standard">We were out for "finger licking good" friday at our sex club, freedom manor. It was established to promote third generation feminism creating a safe environment for men and women alike. It has a very homey spirit, since it is an edwardian era manor. Everyone is naked, all gender washrooms, All sexes including transgender are present although most days I have never seen a TG. Showers, hot tub, sauna, a big pool outside heated hot all year round. BDSM dungeon room onsite. All ages 21 and up. It's a really social environment with only background music of contemporary rock, the lighting is normal. Playing volleyball in the pool, having battles with supersoakers (water guns) getting whacked with water noodles. Sun bathers galore. one or two partners are generally slowly fucking in the pool and the odd lucky duck is getting oral in the deck chairs with the sun bathers. Great big play rooms with acres of cushioned area. There's one small private room for fucking otherwise people happily fuck around each other. There's a little bar where me and steve were having a beer together one day talking with the barkeep and others about the yankees and a couple behind us, like 3 feet behind us started fucking moaning and squealing. After they finished and left the two of us laughed together saying,"welcome to freedom manor". Last night we were here on games night we had a lick the melon and suck the banana <text:soft-page-break/>contests for prizes, like the cock ring steve won. We also played truth or dare and had free spanking. Oh, and the ever popular naked twister. I love that one but steve needs to get in better shape. When we spend the day me and him will often go to the patio beside the pool and eat our lunch there then play some cards. Somehow being here, leaving cellphones and other stuff behind gives us personal time together we may not otherwise have, as well as time to play nice with others. We talked about it and generally feel other such places with odd lighting and thunderous music really wouldn't suit us as well, we're like big kids here. We're in love with this place.</text:p>
      <text:p text:style-name="Standard"/>
      <text:p text:style-name="P14">Scene 8</text:p>
      <text:p text:style-name="Standard">black court mentor:</text:p>
      <text:p text:style-name="Standard">The loyalty to the great mother is written on their heart from the inception of the courts.many have managed so far to resist but they cannot forever. Think of it like being an infected, you may resist for a while but falling to a need burning inside you is all but inevitable. Whatever or whoever spawned the vampire courts placed in them the hope of a great female messiah and however it happened you resonate that unholiness perfectly throughout every part of you, and noone seems to yet know why. <text:s/>it is unlikely the red king even thought of the messiah much less wanted to bring other courts under your sway. He wanted absolute rule of the red court. There are many more mysteries yet to be revealed from the events of chichen itza.</text:p>
      <text:p text:style-name="Standard"/>
      <text:p text:style-name="P14">Scene 9</text:p>
      <text:p text:style-name="Standard">I awoke in the morning to see Steve sitting in Rose's lap working on a crossword from the Times. I stretch and say ``Morning.'' Rose pulls Steve back a little and lets out a little territorial hiss. Today is not going to be a good day, I can feel it.</text:p>
      <text:p text:style-name="Standard"/>
      <text:p text:style-name="Standard"/>
      <text:p text:style-name="Standard"/>
      <text:p text:style-name="Standard"/>
      <text:p text:style-name="P2"/>
      <text:p text:style-name="P2"/>
      <text:p text:style-name="P2"/>
      <text:p text:style-name="P1"><text:tab/>\chapter{Homecoming Queen}</text:p>
      <text:p text:style-name="P1"><text:tab/>\input {Susan-ch12.tex}</text:p>
      <text:p text:style-name="P1"/>
      <text:p text:style-name="P1"/>
      <text:p text:style-name="P1"/>
      <text:p text:style-name="P1"/>
      <text:p text:style-name="P1"/>
      <text:p text:style-name="P17">scene 10</text:p>
      <text:p text:style-name="P5">A scourge close to jade court territory recieved a sealed message addressed to the queen and great mother. My scourge in New York delivered it to me in my apartment. It was a request for an audience, to recieve an envoy from the king of the jade court. I leapt up and ordered the palace to be immaculate and prepared for the coming of our honored guest. The elders advised me it would be in good order in two weeks. I sent a response letter inviting the jade court representative to come in 3 weeks.</text:p>
      <text:p text:style-name="P5"/>
      <text:p text:style-name="P5">The palace shone, absolutely gleamed, the columns had vertical flags on the inside representing the vampire courts and other phobophage that I dont know. Gold and embedded precious jewels adorned columns and walls as well as red carpet laying down the length of the great hall and throne room made of priceless material. Illuminescence rose up from every surface in red, gold and purple in every design <text:soft-page-break/>and images of vampire life and prey peppered the walls. It was incredible. They did a great job.</text:p>
      <text:p text:style-name="P5"/>
      <text:p text:style-name="P5">We went on the hunt for prey to prepare for a feast. The worst criminals, the desperately dying and suffering, whosoever would best be of benefit to provide for us. Those who werent criminals we demanded uncoerced consent. All were given whatsoever they desired in the palace to prepare for the day of the feast.</text:p>
      <text:p text:style-name="P5"/>
      <text:p text:style-name="P5">On the day the scourge tore apart the spirit of the criminals. Feebleminded and senselessly mumbling and drooling they were shackled to the hitching rails that are a permanent fixture between the columns, meant for feasts. The ones who gave themselves for the feast were restrained with the softest silk rope and provided any indulgence they desired. I personally went to each one to honour and thank them for their sacrifice.</text:p>
      <text:p text:style-name="P5"/>
      <text:p text:style-name="P5">On the day of the arrival of the envoy, 2 members of the jade court, we greeted each other with a deep yumi bow. Entering the great hall they did not seem to even touch the ground. With the appearance of hovering it was ofset by the profound bouncing of their movement, like they were being carried on poles. Their movements were very stiff, it seemed like the only joints that moved were their shoulders allowing their arms to extend forward and slightly to the side as if balancing themselves. Their clothes were of the Qing dynasty, of a dynastic official. Their body was partly decomposed exactly like the black court is. A paper talisman was attached to their forehead obscuring their face. Their skin was greenish white and their hair was so white it seemed to glow. These two representatives had long hair reaching their lower back. A great deal of it hung in front of their head so that with the talisman their face was even more obscured.</text:p>
      <text:p text:style-name="P5"/>
      <text:p text:style-name="P5">Two representatives bore greetings from the king of the jade court, spoke honour to me and negotiated terms between the peoples. They asked what my requests are to the jade court. I said bring me wisdom that I might lead my people well.</text:p>
      <text:p text:style-name="P5"/>
      <text:p text:style-name="P5">after feast her people were going to dispose the bodies irreverently, susan</text:p>
      <text:p text:style-name="P5">no give reverence, they say many are criminal. she say these are our kine and they have paid what they owe in full, they are square with the house again and deserve all reverence, not less.</text:p>
      <text:p text:style-name="P5"/>
      <text:p text:style-name="P5">A return to the glory of the monastic life of the vampire courts reunited, restoring the memories of those who have stood in midnight forests, in temples, in subterranean chambers, and atop mountains, invoking the Mysteries. A new era has begun for all vampires, free from our past dishonour and corruption empowered and led by wisdom of contemplation. Long live the great mother.</text:p>
      <text:p text:style-name="P5"/>
      <text:p text:style-name="P5"/>
      <text:p text:style-name="P5">Blood anaconda immortal hematophage life bonding. Others died with the reds in the cataclysm through the bond. We have the only left in the world. This is yours we can breed more if you wish. Masterful psychic will inerringly evaluate people. Once bonded permanent unfailingly loyal. Vampire bat saliva. Tends to his a lot. Not always wise but always supergenius. Valley girl. </text:p>
      <text:p text:style-name="P5"/>
      <text:p text:style-name="P5"/>
      <text:p text:style-name="P5"/>
      <text:p text:style-name="P4"/>
      <text:p text:style-name="P4"/>
      <text:p text:style-name="P17">Scene 11</text:p>
      <text:p text:style-name="P4">susans spawn fruitful in south america healing, once purpose complete destroying selves. When general <text:soft-page-break/>became aware asked reveal themselves they did, those nearest were asked to line up and kneel. by sword he destroyed 7 of 8 but held his hand on the last. who are you? healers all, same people as when we were human. When are purpose is complete we will destroy ourselves to not burden people. It is our sworn oath. We serve you, and we chose this of ourselves to benefit mankind. you are not reds, I know your works, by this I know you so says my Lord. You will be honored members of our fellowship for we not only destroyed our enemy by stole their very being from them. So the fellowship is becoming a powerful force of paranormals, including fully turned vampires as needs require. Many choosing that path have been warlocks, changing their base nature to darkness restored their sanity if they get to the membership in time. If they fail in the change they are destroyed, if they are deemed too far gone to evaluate they are destroyed. They are killed in feeding, which is the most humane when venom is considered oddly. Then according to tradition decapitated and set upon a pyre. her spawn wants her to fly down to see them, they instinctually want to be with her their matriarch.</text:p>
      <text:p text:style-name="P4"/>
      <text:p text:style-name="P5">slowly integrating with the Venatori Umbrorum, which is to become the Offensive and Defensive Intelligence and Strategic Operations group where the fellowship will be the tactical operations group better organized but keeping their same medical and fast strike capability. If all goes well the fellowship may be front line capable if their paranormal assets are managed well, especially their fully turned vampires.</text:p>
      <text:p text:style-name="P5"/>
      <text:p text:style-name="P5"/>
      <text:p text:style-name="P5"/>
      <text:p text:style-name="P17">Scene 12</text:p>
      <text:p text:style-name="P6">Susan sets up office in Chicago like Harry</text:p>
      <text:p text:style-name="P6"/>
      <text:p text:style-name="P6">Dame Susan Rodriguez, B.Theo., MJourn, DBE, CEH, PCI, Army(for.,Retd)</text:p>
      <text:p text:style-name="P6">Freelance (Investigative) Journalist and Paranormalist</text:p>
      <text:p text:style-name="P6"/>
      <text:p text:style-name="P6">Per diem, retainer required, all consultations free. Appointment only.</text:p>
      <text:p text:style-name="P6">Pro Bono or post payment on qualified high value work.</text:p>
      <text:p text:style-name="P6"/>
      <text:p text:style-name="P6">Phone 555-1324 (SECURE SIP://ijandp@ostel.co)</text:p>
      <text:p text:style-name="P6">Web chicago-ijandp.us</text:p>
      <text:p text:style-name="P6">Email susan@chicago-ijandp.us</text:p>
      <text:p text:style-name="P6">Secure email ijandp@torbox3uiot6wchz.onion (tor onionmail network)</text:p>
      <text:p text:style-name="P6">SECUREDROP ---</text:p>
      <text:p text:style-name="P6">securedrop.rtygvb4uiot6wchz.onion</text:p>
      <text:p text:style-name="P6">GPG PUBLIC KEYS are available</text:p>
      <text:p text:style-name="P5"/>
      <text:p text:style-name="P6">Consulting business including professional assassin if target is worthy evil, espionage for same. Dirty work, lhp(exercising pleasure, pansexuality, paraphilia) and temptation of corrupt to fall (exercise of daemonic nature) helps hunger. As does diet, and old infected standards like sunbathing and holy objects (unwilled or not proliferant no allergy) multimillionnaire, professional identity elite an feared untraceable to her true identity.</text:p>
      <text:p text:style-name="P6"/>
      <text:p text:style-name="P6"/>
      <text:p text:style-name="P5"/>
      <text:p text:style-name="P5"/>
      <text:p text:style-name="P5"/>
      <text:p text:style-name="P5">FINAL</text:p>
      <text:p text:style-name="P18"><text:soft-page-break/><text:span text:style-name="T5">scene 13</text:span></text:p>
      <text:p text:style-name="P6">Susan at feast gets pissed at vampire hosts blood war begins.</text:p>
      <text:p text:style-name="P6"/>
      <text:p text:style-name="P17">Scene 12</text:p>
      <text:p text:style-name="P6">Ancient home of beginnings (monastery)</text:p>
      <text:p text:style-name="Standard"/>
      <text:p text:style-name="Standard"/>
      <text:p text:style-name="P2"/>
      <text:p text:style-name="P1"><text:tab/>\chapter{Even Steven}</text:p>
      <text:p text:style-name="P1"><text:tab/>\input {Susan-ch13.tex}</text:p>
      <text:p text:style-name="P1"/>
      <text:p text:style-name="P1"/>
      <text:p text:style-name="P1">\part{Starting Over}</text:p>
      <text:p text:style-name="P1"/>
      <text:p text:style-name="P1"><text:tab/>\chapter{Return in Glory}</text:p>
      <text:p text:style-name="P1"><text:tab/>\input {Susan-ch14.tex}</text:p>
      <text:p text:style-name="P1"/>
      <text:p text:style-name="P1"><text:tab/>\chapter{Chapter 15}</text:p>
      <text:p text:style-name="P1"><text:tab/>\lipsum[81-100]</text:p>
      <text:p text:style-name="P1"/>
      <text:p text:style-name="P1"><text:tab/>\chapter{Chapter 16}</text:p>
      <text:p text:style-name="P1"><text:tab/>\lipsum[101-120]</text:p>
      <text:p text:style-name="P1"/>
      <text:p text:style-name="P1"><text:tab/>\chapter{Chapter 17}</text:p>
      <text:p text:style-name="P1"><text:tab/>\lipsum[121-140]</text:p>
      <text:p text:style-name="P1"/>
      <text:p text:style-name="P1"><text:tab/>\chapter{Chapter 18}</text:p>
      <text:p text:style-name="P1"><text:tab/>\lipsum[141-160]</text:p>
      <text:p text:style-name="P1"/>
      <text:p text:style-name="P1"><text:tab/>\chapter{Chapter 19}</text:p>
      <text:p text:style-name="P1"><text:tab/>\lipsum[61-80]</text:p>
      <text:p text:style-name="P1"/>
      <text:p text:style-name="P1"><text:tab/>\chapter{Chapter 20}</text:p>
      <text:p text:style-name="P1"><text:tab/>\input {Susan-ch20.tex}</text:p>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Standard"><text:span text:style-name="T1"/></text:p>
      <text:p text:style-name="P9">scene 13</text:p>
      <text:p text:style-name="P2">we were chilling out in the hot tub, half of our group tasting each other one, two, or three at a time. Such a happy place. Steve still has trouble making connections with the women here <text:s/>so when I pull in a nice girl i try to pull them in, nibble a while, pull steve in and slip back dor him to have some fun. At least he's having fun, it may get easier for him to get around in time but I know he is very happy and certainly quite happy I am in his life and loves him enough to do this. We keep it in the manor though. Whatever happens in the manor stays in the manor, always will. That's the deal. Although I don't think he would be able to run around on me with his social skills and it kind of hurts to know your man isn't making a choice to be true to you as much as he is simply physically incapable of straying. Personally it makes me think love me or not I'm all he can ever have and I'm gonna fight for him to be capable of finding women so I know, I mean really know, he is with me by choice and I have the joy of knowing that rather than the pity of having a man clinging to me in hopelessness or even anger if he hurts bad enough.</text:p>
      <text:p text:style-name="P2"/>
      <text:p text:style-name="P2"/>
      <text:p text:style-name="P21">Scene 14</text:p>
      <text:p text:style-name="P3">Gudai Yi,</text:p>
      <text:p text:style-name="P3">Homo erectus Temporal range: 1.9–0.07 Ma Pleistocene (Calabrian stage)</text:p>
      <text:p text:style-name="P3"/>
      <text:p text:style-name="P3">He takes the parchment from his face. He, is, not human. Somehow he seems, older, beyond ancient. Realization sinks in and I realize he is older than homo sapiens, he is an ancestor species and the number of years of his life hit me like a fist. I gasped and nearly fell over, the horror of my understanding clear in my face. The understanding not only of him but of our kind, and of how old our people really are. How old we could be and what eternity truly means for us.</text:p>
      <text:p text:style-name="P3"/>
      <text:p text:style-name="P3">By my power I've given you nothing that you may know my heart, but you can see can't you? I see the horror of it in your eyes. Any of my court see me in envy of my years, and power. You see year by year, you see all things becoming meaningless and all knowledge futile. Of clear sight of nothing new happening under the sun, the loneliness, species by species coming to extinction and the world becoming an alien prison. It is my curse, you see it, the payment I owe the world for the act of helping bring the vampire courts into being nearly two million years ago. Paying my due year by year for all eternity for the successful attainment of my immortality. It is what I so desired, so should I burn for it. I and my brothers begot, each of us, a court of our own with our own distinct rite based on the rite we together created. We wished invulnerability, to do so there could be only one, I battled my brothers and I was the victor. Now invulnerable my fate is sealed. Such a foolish young shaman I wish every day I could have seen our deaths before our rites were complete, that we never succeeded at all. Oh my queen I have wished for death but it will never find me, I wish it but never will I see it until the end days when the sun no longer rises and the earth refuses to spin. I wish every day. What can I do but watch over the children I have bore from my loins. I lead them, care for them, protect them, and pray for their freedom. So knowing who you must be I swear my allegience to you even in selfish desire that I may pay what I owe sooner to go forth to the happy hunting grounds and join my family so long ago forgotten by this world. God bless the day you were born and the day of your death and ascension, the very heavens sang of our freedom. The very moment my despair turned to the light of hope. Now we can not only fight, but win. Thanks to you we can win our freedom from evil and remake ourselves. To <text:soft-page-break/>live by honor.</text:p>
      <text:p text:style-name="P3">-I reach out to him, hold him tight, tears streaming my cheeks. Oh Gudai Yi, if I could throw myself down to death and oblivion, to pay what you owe, it would be my eternal honor to do it.</text:p>
      <text:p text:style-name="P3">-That is why you are the true queen, and why our peoples need you so much. Long live our great mother.</text:p>
      <text:p text:style-name="P3">-Do you have the rites? Your rite and those of your brothers? the ascension rite of the cult of the great mother? How many Yi, how many did I consume?</text:p>
      <text:p text:style-name="P3">-First the red court, to power the rite, then the whole of time, near two million years of deceased vampires of all courts and their consenting thralls. Those who were corrupt and infected. Also beyond the rite blessings and powers of divinities invested in your ascension. My shamanic brothers who performed the rites were cast to the fires of hell.</text:p>
      <text:p text:style-name="P3">-I made an insane laugh. Not able to handle it i respond in sarcasm, ``susan got the Kool-aid. Yep, made some bones, and a few fossils. God what the hell do I need with that kind of juju toss around a few galaxies? Thank you oh thank you Odin for letting me grow into this incomprehensible reality. Oh my God I never wanted this kind of responsibility. What if I make a mistake Yi?</text:p>
      <text:p text:style-name="P3">-Be who you are, you are the great mother for a reason. Be yourself. I'm among many who believe in you and we do not do so in vain. You now know also when I say this you understand fully whom it is who says it.</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OpenSymbol" svg:font-family="OpenSymbo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8T01:05:50.764024673</meta:creation-date>
    <dc:date>2017-09-17T20:03:17.955430161</dc:date>
    <meta:editing-duration>PT2H35M48S</meta:editing-duration>
    <meta:editing-cycles>26</meta:editing-cycles>
    <meta:generator>LibreOffice/5.3.4.2$FreeBSD_X86_64 LibreOffice_project/30m0$Build-2</meta:generator>
    <meta:document-statistic meta:table-count="0" meta:image-count="0" meta:object-count="0" meta:page-count="7" meta:paragraph-count="81" meta:word-count="3057" meta:character-count="16981" meta:non-whitespace-character-count="13980"/>
  </office:meta>
</office:document-meta>
</file>